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0000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fo:color="#ff0000" style:text-underline-style="none" fo:font-weight="normal" style:font-weight-asian="normal" style:font-weight-complex="normal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</office:automatic-styles>
  <office:body>
    <office:spreadsheet>
      <table:calculation-settings table:automatic-find-labels="false" table:use-regular-expressions="false" table:use-wildcards="true"/>
      <table:table table:name="19x7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2]+1" office:value-type="float" office:value="2" calcext:value-type="float">
            <text:p>2</text:p>
          </table:table-cell>
          <table:table-cell table:number-columns-repeated="4"/>
          <table:table-cell table:formula="of:=[.H2]+1" office:value-type="float" office:value="3" calcext:value-type="float">
            <text:p>3</text:p>
          </table:table-cell>
          <table:table-cell table:number-columns-repeated="4"/>
          <table:table-cell table:formula="of:=[.M2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RemapIndexLen = &quot; &amp; [.B21] &amp; &quot;; // &quot; &amp; [.B22]" office:value-type="string" office:string-value="static constexpr tMatrixPixelsSize RemapIndexLen = 133; // 19x7" calcext:value-type="string">
            <text:p>static constexpr tMatrixPixelsSize RemapIndexLen = 133; // 19x7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formula="of:=&quot;static constexpr tMatrixPixelsCoord remapArray[&quot; &amp; [.B21] &amp; &quot;] = {&quot;" office:value-type="string" office:string-value="static constexpr tMatrixPixelsCoord remapArray[133] = {" calcext:value-type="string">
            <text:p>static constexpr tMatrixPixelsCoord remapArray[133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J7]+1" office:value-type="float" office:value="20" calcext:value-type="float">
            <text:p>20</text:p>
          </table:table-cell>
          <table:table-cell table:style-name="ce1" table:formula="of:=[.K8]+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O7]+1" office:value-type="float" office:value="34" calcext:value-type="float">
            <text:p>34</text:p>
          </table:table-cell>
          <table:table-cell table:style-name="ce1" table:formula="of:=[.P8]+1" office:value-type="float" office:value="33" calcext:value-type="float">
            <text:p>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T7]+1" office:value-type="float" office:value="48" calcext:value-type="float">
            <text:p>48</text:p>
          </table:table-cell>
          <table:table-cell table:style-name="ce1" table:formula="of:=[.U8]+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U7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7]+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9]+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7]+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9]+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S7]+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9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C8:.U8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8]+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+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8]+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0]+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8]+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0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C9:.U9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5]" office:value-type="float" office:value="15" calcext:value-type="float">
            <text:p>15</text:p>
          </table:table-cell>
          <table:table-cell table:style-name="ce1" table:formula="of:=[.I10]+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5]" office:value-type="float" office:value="29" calcext:value-type="float">
            <text:p>29</text:p>
          </table:table-cell>
          <table:table-cell table:style-name="ce1" table:formula="of:=[.N10]+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5]" office:value-type="float" office:value="43" calcext:value-type="float">
            <text:p>43</text:p>
          </table:table-cell>
          <table:table-cell table:style-name="ce1" table:formula="of:=[.S10]+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0:.U10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9]+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12]+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9]+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12]+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9]+1" office:value-type="float" office:value="51" calcext:value-type="float">
            <text:p>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12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C11:.U11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11]+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+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11]+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3]+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11]+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3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C12:.U12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2]+1" office:value-type="float" office:value="25" calcext:value-type="float">
            <text:p>25</text:p>
          </table:table-cell>
          <table:table-cell table:style-name="ce1" table:formula="of:=[.I13]+1" office:value-type="float" office:value="26" calcext:value-type="float">
            <text:p>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2]+1" office:value-type="float" office:value="39" calcext:value-type="float">
            <text:p>39</text:p>
          </table:table-cell>
          <table:table-cell table:style-name="ce1" table:formula="of:=[.N13]+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2]+1" office:value-type="float" office:value="53" calcext:value-type="float">
            <text:p>53</text:p>
          </table:table-cell>
          <table:table-cell table:style-name="ce1" table:formula="of:=[.S13]+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3:.U13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2"/>
          <table:table-cell table:formula="of:=&quot;static constexpr tMatrixPixelsSize RemapDestMatrixLen = &quot; &amp; [.B23] &amp; &quot;;&quot;" office:value-type="string" office:string-value="static constexpr tMatrixPixelsSize RemapDestMatrixLen = 56;" calcext:value-type="string">
            <text:p>static constexpr tMatrixPixelsSize RemapDestMatrixLen = 56;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R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U6]*[.B13]"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U6] &amp;&quot;x&quot; &amp; [.B13]" office:value-type="string" office:string-value="19x7" calcext:value-type="string">
            <text:p>19x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U13])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/>
          <table:table-cell table:formula="of:=4+1+4+1+4+1+4" office:value-type="float" office:value="19" calcext:value-type="float">
            <text:p>19</text:p>
          </table:table-cell>
          <table:table-cell table:number-columns-repeated="21"/>
        </table:table-row>
        <table:table-row table:style-name="ro1" table:number-rows-repeated="1048551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19x7.C7:19x7.U13">
            <calcext:condition calcext:apply-style-name="Zero" calcext:value="=0" calcext:base-cell-address="19x7.C7"/>
            <calcext:condition calcext:apply-style-name="NonZero" calcext:value="!=0" calcext:base-cell-address="19x7.C7"/>
          </calcext:conditional-format>
        </calcext:conditional-formats>
      </table:table>
      <table:table table:name="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RemapIndexLen = &quot; &amp; [.B19] &amp; &quot;; // &quot; &amp; [.B20]" office:value-type="string" office:string-value="static constexpr tMatrixPixelsSize RemapIndexLen = 60; // 12x5" calcext:value-type="string">
            <text:p>static constexpr tMatrixPixelsSize RemapIndex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remapArray[&quot; &amp; [.B19] &amp; &quot;] = {&quot;" office:value-type="string" office:string-value="static constexpr tMatrixPixelsCoord remapArray[60] = {" calcext:value-type="string">
            <text:p>static constexpr tMatrixPixelsCoord remap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H8]+1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K8]+1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N8]+1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10, 0, 0, 17, 0, 0, 24, 0," calcext:value-type="string">
            <text:p><text:s text:c="4"/>0, 3, 0, 0, 10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formula="of:=[.G7]+1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9]+1" office:value-type="float" office:value="9" calcext:value-type="float">
            <text:p>9</text:p>
          </table:table-cell>
          <table:table-cell table:style-name="ce9" table:formula="of:=[.J7]+1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9]+1" office:value-type="float" office:value="16" calcext:value-type="float">
            <text:p>16</text:p>
          </table:table-cell>
          <table:table-cell table:style-name="ce9" table:formula="of:=[.M7]+1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1, 0, 9, 18, 0, 16, 25, 0, 23," calcext:value-type="string">
            <text:p><text:s text:c="4"/>4, 0, 2, 11, 0, 9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F13]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I13]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L13]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9" table:formula="of:=[.F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11]+1" office:value-type="float" office:value="14" calcext:value-type="float">
            <text:p>14</text:p>
          </table:table-cell>
          <table:table-cell table:style-name="ce9" table:formula="of:=[.I8]+1" office:value-type="float" office:value="19" calcext:value-type="float">
            <text:p>19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11]+1" office:value-type="float" office:value="21" calcext:value-type="float">
            <text:p>21</text:p>
          </table:table-cell>
          <table:table-cell table:style-name="ce9" table:formula="of:=[.L8]+1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2, 0, 14, 19, 0, 21, 26, 0, 28," calcext:value-type="string">
            <text:p><text:s text:c="4"/>5, 0, 7, 12, 0, 14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F10]+1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I10]+1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L10]+1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3, 0, 0, 20, 0, 0, 27, 0," calcext:value-type="string">
            <text:p><text:s text:c="4"/>0, 6, 0, 0, 13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RemapDestMatrixLen = &quot; &amp; [.B21] &amp; &quot;;&quot;" office:value-type="string" office:string-value="static constexpr tMatrixPixelsSize RemapDestMatrixLen = 28;" calcext:value-type="string">
            <text:p>static constexpr tMatrixPixelsSize RemapDestMatrixLen = 28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N6]*[.B11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N6] &amp;&quot;x&quot; &amp; [.B11]" office:value-type="string" office:string-value="12x5" calcext:value-type="string">
            <text:p>12x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formula="of:=3+3+3+3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12x5.C7:12x5.N11">
            <calcext:condition calcext:apply-style-name="Zero" calcext:value="=0" calcext:base-cell-address="12x5.C7"/>
            <calcext:condition calcext:apply-style-name="NonZero" calcext:value="!=0" calcext:base-cell-address="12x5.C7"/>
          </calcext:conditional-format>
        </calcext:conditional-formats>
      </table:table>
      <table:table table:name="broken strip 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RemapIndexLen = &quot; &amp; [.B19] &amp; &quot;; // &quot; &amp; [.B20]" office:value-type="string" office:string-value="static constexpr tMatrixPixelsSize RemapIndexLen = 60; // 12x5" calcext:value-type="string">
            <text:p>static constexpr tMatrixPixelsSize RemapIndex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remapArray[&quot; &amp; [.B19] &amp; &quot;] = {&quot;" office:value-type="string" office:string-value="static constexpr tMatrixPixelsCoord remapArray[60] = {" calcext:value-type="string">
            <text:p>static constexpr tMatrixPixelsCoord remap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style-name="ce3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table:formula="of:=[.K8]+1" office:value-type="float" office:value="17" calcext:value-type="float">
            <text:p>17</text:p>
          </table:table-cell>
          <table:table-cell table:style-name="ce3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table:formula="of:=[.N8]+1" office:value-type="float" office:value="24" calcext:value-type="float">
            <text:p>24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9, 0, 0, 17, 0, 0, 24, 0," calcext:value-type="string">
            <text:p><text:s text:c="4"/>0, 3, 0, 0, 9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29" table:formula="of:=[.G7]+1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0/*x*/</text:p>
          </table:table-cell>
          <table:table-cell table:style-name="ce29" table:formula="of:=[.J7]+1" office:value-type="float" office:value="18" calcext:value-type="float">
            <text:p>18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J9]+1" office:value-type="float" office:value="16" calcext:value-type="float">
            <text:p>16</text:p>
          </table:table-cell>
          <table:table-cell table:style-name="ce29" table:formula="of:=[.M7]+1" office:value-type="float" office:value="25" calcext:value-type="float">
            <text:p>25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0, 0, 0/*x*/, 18, 0, 16, 25, 0, 23," calcext:value-type="string">
            <text:p><text:s text:c="4"/>4, 0, 2, 10, 0, 0/*x*/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F13]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I13]" office:value-type="float" office:value="15" calcext:value-type="float">
            <text:p>15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L13]" office:value-type="float" office:value="22" calcext:value-type="float">
            <text:p>22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29" table:formula="of:=[.F8]+1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G11]+1" office:value-type="float" office:value="13" calcext:value-type="float">
            <text:p>13</text:p>
          </table:table-cell>
          <table:table-cell table:style-name="ce29" table:formula="of:=[.I8]+1" office:value-type="float" office:value="19" calcext:value-type="float">
            <text:p>19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J11]+1" office:value-type="float" office:value="21" calcext:value-type="float">
            <text:p>21</text:p>
          </table:table-cell>
          <table:table-cell table:style-name="ce29" table:formula="of:=[.L8]+1" office:value-type="float" office:value="26" calcext:value-type="float">
            <text:p>26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1, 0, 13, 19, 0, 21, 26, 0, 28," calcext:value-type="string">
            <text:p><text:s text:c="4"/>5, 0, 7, 11, 0, 13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F10]+1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I10]+1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L10]+1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2, 0, 0, 20, 0, 0, 27, 0," calcext:value-type="string">
            <text:p><text:s text:c="4"/>0, 6, 0, 0, 12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table:formula="of:=MAX([.C7:.E11])+1" office:value-type="float" office:value="8" calcext:value-type="float">
            <text:p>8</text:p>
          </table:table-cell>
          <table:table-cell table:number-columns-repeated="2"/>
          <table:table-cell table:formula="of:=MAX([.F7:.H11])+1+1" office:value-type="float" office:value="15" calcext:value-type="float">
            <text:p>15</text:p>
          </table:table-cell>
          <table:table-cell table:number-columns-repeated="2"/>
          <table:table-cell table:formula="of:=MAX([.I7:.K11])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RemapDestMatrixLen = &quot; &amp; [.B21] &amp; &quot;;&quot;" office:value-type="string" office:string-value="static constexpr tMatrixPixelsSize RemapDestMatrixLen = 28;" calcext:value-type="string">
            <text:p>static constexpr tMatrixPixelsSize RemapDestMatrixLen = 28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N6]*[.B11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N6] &amp;&quot;x&quot; &amp; [.B11]" office:value-type="string" office:string-value="12x5" calcext:value-type="string">
            <text:p>12x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formula="of:=3+3+3+3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broken strip 12x5'.C7:'broken strip 12x5'.N11">
            <calcext:condition calcext:apply-style-name="Zero" calcext:value="=0" calcext:base-cell-address="'broken strip 12x5'.C7"/>
            <calcext:condition calcext:apply-style-name="NonZero" calcext:value="!=0" calcext:base-cell-address="'broken strip 12x5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16:28:45.46421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30T17:04:19.874250700</dc:date>
    <meta:editing-duration>PT8H44M48S</meta:editing-duration>
    <meta:editing-cycles>30</meta:editing-cycles>
    <meta:generator>LibreOffice/25.8.3.2$Windows_X86_64 LibreOffice_project/8ca8d55c161d602844f5428fa4b58097424e324e</meta:generator>
    <meta:document-statistic meta:table-count="3" meta:cell-count="402" meta:object-count="0"/>
  </office:meta>
</office:document-meta>
</file>